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huggingface.co/mazurkin" office:name=""><text:span text:style-name="Definition">HF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PRESENT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prescription visualizer (Python, Streamlit, Plotly, Google Big Query, Google Big Storage)</text:p>
        </text:list-item>
        <text:list-item>
          <text:p text:style-name="P2">Implemented and delivered the NPI embedding model for the doctors (Python, Docker, PyTorch, Contrastive Learning, Google Big Query, Google Big Storage)</text:p>
        </text:list-item>
        <text:list-item>
          <text:p text:style-name="P2">Implemented and delivered the domain embedding model (Python, Docker, PyTorch, HDBSCAN, Google Big Query, Google Big Storage)</text:p>
        </text:list-item>
        <text:list-item>
          <text:p text:style-name="P2">Implemented and delivered the <text:a xlink:type="simple" xlink:href="https://huggingface.co/mazurkin/medclinical" office:name=""><text:span text:style-name="Definition">semantic encoder</text:span></text:a> with medical/health specialization (Python, PyTorch, multi-GPU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5">
        <text:list-item>
          <text:p text:style-name="P5">Yoshkar-Ola, Russia, “Computing machines, complexes, systems, and networks”</text:p>
        </text:list-item>
        <text:list-item>
          <text:p text:style-name="P5">Engineer (with honors, equivalent to a master’s degree)</text:p>
        </text:list-item>
        <text:list-item>
          <text:p text:style-name="P5">Graduation work: “Applying of wavelet transformation to results of gas-chromatography analysis”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6-03-05T13:32:45Z</meta:creation-date>
    <dc:date>2026-03-05T13:32:45Z</dc:date>
    <meta:user-defined meta:name="pagetitle" meta:value-type="string">Nick Mazurkin – resume</meta:user-defined>
  </office:meta>
</office:document-meta>
</file>